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VirtualUserTable.setFileSystem( FileSystem fileSys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VirtualUserTable.mapAddressInternal( String user , String doma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JDBCVirtualUserTable.getDomainString( String domai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DBCVirtualUserTable.updateMapping( String user , String domain , String mapp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JDBCVirtualUserTable.service( ServiceManager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DBCVirtualUserTable.getDomainsInternal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JDBCVirtualUserTable.delegatedLog( String log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VirtualUserTable.configure( Configuration arg0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JDBCVirtualUserTable.getAllMappingsInternal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JDBCVirtualUserTable.getUserDomainMappingsInternal( String user , String doma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JDBCVirtualUserTable.addRawMapping( String user , String domain , String mapp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JDBCVirtualUserTable.setDataSourceComponent( DataSourceComponent dataSource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VirtualUserTable.removeRawMapping( String user , String domain , String mapp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JDBCVirtualUserTable.initializ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JDBCVirtualUserTable.getUserString( String us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DBCVirtualUserTable.removeMappingInternal( String user , String domain , String mapp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DBCVirtualUserTable.containsDomain( String doma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JDBCVirtualUserTable.addMappingInternal( String user , String domain , String reg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